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2.4cm" svg:height="14.5cm" svg:x="0.428cm" svg:y="0.22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4T20:18:34.833481079</meta:creation-date>
    <dc:date>2018-01-19T10:15:47.183087619</dc:date>
    <meta:editing-duration>PT3H17M9S</meta:editing-duration>
    <meta:editing-cycles>34</meta:editing-cycles>
    <meta:generator>LibreOffice/5.1.6.2$Linux_X86_64 LibreOffice_project/10m0$Build-2</meta:generator>
    <meta:document-statistic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401cm" svg:height="14.501cm" xlink:href="." xlink:type="simple" chart:class="chart:scatter" chart:style-name="ch1">
        <chart:legend chart:legend-position="top" svg:x="2.036cm" svg:y="0.185cm" style:legend-expansion="wide" chart:style-name="ch2"/>
        <chart:plot-area chart:style-name="ch3" chart:data-source-has-labels="both" svg:x="1.751cm" svg:y="1.232cm" svg:width="20.202cm" svg:height="11.706cm">
          <chartooo:coordinate-region svg:x="2.716cm" svg:y="1.511cm" svg:width="18.878cm" svg:height="10.621cm"/>
          <chart:axis chart:dimension="x" chart:name="primary-x" chart:style-name="ch4" chartooo:axis-type="auto">
            <chart:title svg:x="11.009cm" svg:y="13.228cm" chart:style-name="ch5">
              <text:p>Recall</text:p>
            </chart:title>
            <chart:categories table:cell-range-address="local-table.$A$2:.$A$31"/>
          </chart:axis>
          <chart:axis chart:dimension="y" chart:name="primary-y" chart:style-name="ch4">
            <chart:title svg:x="0.451cm" svg:y="8.325cm" chart:style-name="ch6">
              <text:p>Precision</text:p>
            </chart:title>
            <chart:grid chart:style-name="ch7" chart:class="major"/>
          </chart:axis>
          <chart:series chart:style-name="ch8" chart:values-cell-range-address="local-table.$G$2:.$G$31" chart:label-cell-address="local-table.$G$1" chart:class="chart:scatter">
            <chart:domain table:cell-range-address="local-table.$F$2:.$F$31"/>
            <chart:data-point chart:repeated="30"/>
          </chart:series>
          <chart:series chart:style-name="ch9" chart:values-cell-range-address="local-table.$E$2:.$E$31" chart:label-cell-address="local-table.$E$1" chart:class="chart:scatter">
            <chart:domain table:cell-range-address="local-table.$D$2:.$D$31"/>
            <chart:data-point chart:repeated="30"/>
          </chart:series>
          <chart:series chart:style-name="ch10" chart:values-cell-range-address="local-table.$I$2:.$I$31" chart:label-cell-address="local-table.$I$1" chart:class="chart:scatter">
            <chart:domain table:cell-range-address="local-table.$H$2:.$H$31"/>
            <chart:data-point chart:repeated="30"/>
          </chart:series>
          <chart:series chart:style-name="ch11" chart:values-cell-range-address="local-table.$C$2:.$C$31" chart:label-cell-address="local-table.$C$1" chart:class="chart:scatter">
            <chart:domain table:cell-range-address="local-table.$B$2:.$B$31"/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rossRec, k=20</text:p>
              </table:table-cell>
              <table:table-cell office:value-type="string">
                <text:p/>
              </table:table-cell>
              <table:table-cell office:value-type="string">
                <text:p>LibRec, k=20</text:p>
              </table:table-cell>
              <table:table-cell office:value-type="string">
                <text:p/>
              </table:table-cell>
              <table:table-cell office:value-type="string">
                <text:p>LibRec, k=10</text:p>
              </table:table-cell>
              <table:table-cell office:value-type="string">
                <text:p/>
              </table:table-cell>
              <table:table-cell office:value-type="string">
                <text:p>CrossRec, k=1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7339750509507">
                <text:p>0.107339750509507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0.0907057866472828">
                <text:p>0.0907057866472828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0.082250098816595">
                <text:p>0.082250098816595</text:p>
              </table:table-cell>
              <table:table-cell office:value-type="float" office:value="0.608333333333333">
                <text:p>0.608333333333333</text:p>
              </table:table-cell>
              <table:table-cell office:value-type="float" office:value="0.101714750509507">
                <text:p>0.101714750509507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7979939627957">
                <text:p>0.157979939627957</text:p>
              </table:table-cell>
              <table:table-cell office:value-type="float" office:value="0.595833333333333">
                <text:p>0.595833333333333</text:p>
              </table:table-cell>
              <table:table-cell office:value-type="float" office:value="0.129121441041198">
                <text:p>0.129121441041198</text:p>
              </table:table-cell>
              <table:table-cell office:value-type="float" office:value="0.5">
                <text:p>0.5</text:p>
              </table:table-cell>
              <table:table-cell office:value-type="float" office:value="0.125778395198152">
                <text:p>0.125778395198152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158535194558212">
                <text:p>0.158535194558212</text:p>
              </table:table-cell>
              <table:table-cell office:value-type="float" office:value="0.595833333333333">
                <text:p>0.5958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0804949644464">
                <text:p>0.200804949644464</text:p>
              </table:table-cell>
              <table:table-cell office:value-type="float" office:value="0.511111111111111">
                <text:p>0.511111111111111</text:p>
              </table:table-cell>
              <table:table-cell office:value-type="float" office:value="0.155584950357968">
                <text:p>0.155584950357968</text:p>
              </table:table-cell>
              <table:table-cell office:value-type="float" office:value="0.408333333333334">
                <text:p>0.408333333333334</text:p>
              </table:table-cell>
              <table:table-cell office:value-type="float" office:value="0.153730666356945">
                <text:p>0.153730666356945</text:p>
              </table:table-cell>
              <table:table-cell office:value-type="float" office:value="0.408333333333334">
                <text:p>0.408333333333334</text:p>
              </table:table-cell>
              <table:table-cell office:value-type="float" office:value="0.196580987332266">
                <text:p>0.196580987332266</text:p>
              </table:table-cell>
              <table:table-cell office:value-type="float" office:value="0.502777777777778">
                <text:p>0.502777777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0685034216044">
                <text:p>0.230685034216044</text:p>
              </table:table-cell>
              <table:table-cell office:value-type="float" office:value="0.445833333333333">
                <text:p>0.445833333333333</text:p>
              </table:table-cell>
              <table:table-cell office:value-type="float" office:value="0.176582555812095">
                <text:p>0.176582555812095</text:p>
              </table:table-cell>
              <table:table-cell office:value-type="float" office:value="0.35625">
                <text:p>0.35625</text:p>
              </table:table-cell>
              <table:table-cell office:value-type="float" office:value="0.178559440642241">
                <text:p>0.178559440642241</text:p>
              </table:table-cell>
              <table:table-cell office:value-type="float" office:value="0.35625">
                <text:p>0.35625</text:p>
              </table:table-cell>
              <table:table-cell office:value-type="float" office:value="0.217138712618252">
                <text:p>0.217138712618252</text:p>
              </table:table-cell>
              <table:table-cell office:value-type="float" office:value="0.422916666666667">
                <text:p>0.42291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5824080958352">
                <text:p>0.255824080958352</text:p>
              </table:table-cell>
              <table:table-cell office:value-type="float" office:value="0.401666666666667">
                <text:p>0.401666666666667</text:p>
              </table:table-cell>
              <table:table-cell office:value-type="float" office:value="0.204273074834136">
                <text:p>0.204273074834136</text:p>
              </table:table-cell>
              <table:table-cell office:value-type="float" office:value="0.328333333333333">
                <text:p>0.328333333333333</text:p>
              </table:table-cell>
              <table:table-cell office:value-type="float" office:value="0.192903240964302">
                <text:p>0.192903240964302</text:p>
              </table:table-cell>
              <table:table-cell office:value-type="float" office:value="0.306666666666666">
                <text:p>0.306666666666666</text:p>
              </table:table-cell>
              <table:table-cell office:value-type="float" office:value="0.237575855871892">
                <text:p>0.237575855871892</text:p>
              </table:table-cell>
              <table:table-cell office:value-type="float" office:value="0.376666666666667">
                <text:p>0.37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069253778333">
                <text:p>0.27069253778333</text:p>
              </table:table-cell>
              <table:table-cell office:value-type="float" office:value="0.3625">
                <text:p>0.3625</text:p>
              </table:table-cell>
              <table:table-cell office:value-type="float" office:value="0.215317388694946">
                <text:p>0.215317388694946</text:p>
              </table:table-cell>
              <table:table-cell office:value-type="float" office:value="0.288888888888889">
                <text:p>0.288888888888889</text:p>
              </table:table-cell>
              <table:table-cell office:value-type="float" office:value="0.212149064585126">
                <text:p>0.212149064585126</text:p>
              </table:table-cell>
              <table:table-cell office:value-type="float" office:value="0.283333333333333">
                <text:p>0.283333333333333</text:p>
              </table:table-cell>
              <table:table-cell office:value-type="float" office:value="0.259520666294963">
                <text:p>0.259520666294963</text:p>
              </table:table-cell>
              <table:table-cell office:value-type="float" office:value="0.343055555555555">
                <text:p>0.3430555555555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0732651654966">
                <text:p>0.290732651654966</text:p>
              </table:table-cell>
              <table:table-cell office:value-type="float" office:value="0.335714285714286">
                <text:p>0.335714285714286</text:p>
              </table:table-cell>
              <table:table-cell office:value-type="float" office:value="0.228816366568924">
                <text:p>0.228816366568924</text:p>
              </table:table-cell>
              <table:table-cell office:value-type="float" office:value="0.264285714285714">
                <text:p>0.264285714285714</text:p>
              </table:table-cell>
              <table:table-cell office:value-type="float" office:value="0.227939774479097">
                <text:p>0.227939774479097</text:p>
              </table:table-cell>
              <table:table-cell office:value-type="float" office:value="0.261904761904762">
                <text:p>0.261904761904762</text:p>
              </table:table-cell>
              <table:table-cell office:value-type="float" office:value="0.275403609722663">
                <text:p>0.275403609722663</text:p>
              </table:table-cell>
              <table:table-cell office:value-type="float" office:value="0.317857142857143">
                <text:p>0.317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03055883978199">
                <text:p>0.303055883978199</text:p>
              </table:table-cell>
              <table:table-cell office:value-type="float" office:value="0.30625">
                <text:p>0.30625</text:p>
              </table:table-cell>
              <table:table-cell office:value-type="float" office:value="0.24071250284006">
                <text:p>0.24071250284006</text:p>
              </table:table-cell>
              <table:table-cell office:value-type="float" office:value="0.244791666666667">
                <text:p>0.244791666666667</text:p>
              </table:table-cell>
              <table:table-cell office:value-type="float" office:value="0.241360890400212">
                <text:p>0.241360890400212</text:p>
              </table:table-cell>
              <table:table-cell office:value-type="float" office:value="0.24375">
                <text:p>0.24375</text:p>
              </table:table-cell>
              <table:table-cell office:value-type="float" office:value="0.288487647263223">
                <text:p>0.288487647263223</text:p>
              </table:table-cell>
              <table:table-cell office:value-type="float" office:value="0.297916666666667">
                <text:p>0.29791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19665674029485">
                <text:p>0.319665674029485</text:p>
              </table:table-cell>
              <table:table-cell office:value-type="float" office:value="0.288888888888889">
                <text:p>0.288888888888889</text:p>
              </table:table-cell>
              <table:table-cell office:value-type="float" office:value="0.253998036750594">
                <text:p>0.253998036750594</text:p>
              </table:table-cell>
              <table:table-cell office:value-type="float" office:value="0.229629629629629">
                <text:p>0.229629629629629</text:p>
              </table:table-cell>
              <table:table-cell office:value-type="float" office:value="0.250489234881818">
                <text:p>0.250489234881818</text:p>
              </table:table-cell>
              <table:table-cell office:value-type="float" office:value="0.227777777777777">
                <text:p>0.227777777777777</text:p>
              </table:table-cell>
              <table:table-cell office:value-type="float" office:value="0.294776678280514">
                <text:p>0.294776678280514</text:p>
              </table:table-cell>
              <table:table-cell office:value-type="float" office:value="0.274074074074074">
                <text:p>0.2740740740740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4009331579664">
                <text:p>0.324009331579664</text:p>
              </table:table-cell>
              <table:table-cell office:value-type="float" office:value="0.2675">
                <text:p>0.2675</text:p>
              </table:table-cell>
              <table:table-cell office:value-type="float" office:value="0.265593030808823">
                <text:p>0.265593030808823</text:p>
              </table:table-cell>
              <table:table-cell office:value-type="float" office:value="0.2175">
                <text:p>0.2175</text:p>
              </table:table-cell>
              <table:table-cell office:value-type="float" office:value="0.264024287791871">
                <text:p>0.264024287791871</text:p>
              </table:table-cell>
              <table:table-cell office:value-type="float" office:value="0.215">
                <text:p>0.215</text:p>
              </table:table-cell>
              <table:table-cell office:value-type="float" office:value="0.307880399237496">
                <text:p>0.307880399237496</text:p>
              </table:table-cell>
              <table:table-cell office:value-type="float" office:value="0.2575">
                <text:p>0.25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32927982373315">
                <text:p>0.332927982373315</text:p>
              </table:table-cell>
              <table:table-cell office:value-type="float" office:value="0.252272727272728">
                <text:p>0.252272727272728</text:p>
              </table:table-cell>
              <table:table-cell office:value-type="float" office:value="0.281791989861043">
                <text:p>0.281791989861043</text:p>
              </table:table-cell>
              <table:table-cell office:value-type="float" office:value="0.209848484848485">
                <text:p>0.209848484848485</text:p>
              </table:table-cell>
              <table:table-cell office:value-type="float" office:value="0.274309457415276">
                <text:p>0.274309457415276</text:p>
              </table:table-cell>
              <table:table-cell office:value-type="float" office:value="0.203787878787879">
                <text:p>0.203787878787879</text:p>
              </table:table-cell>
              <table:table-cell office:value-type="float" office:value="0.316971007703105">
                <text:p>0.316971007703105</text:p>
              </table:table-cell>
              <table:table-cell office:value-type="float" office:value="0.241666666666667">
                <text:p>0.241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42049138994471">
                <text:p>0.342049138994471</text:p>
              </table:table-cell>
              <table:table-cell office:value-type="float" office:value="0.240277777777778">
                <text:p>0.240277777777778</text:p>
              </table:table-cell>
              <table:table-cell office:value-type="float" office:value="0.291601994671048">
                <text:p>0.291601994671048</text:p>
              </table:table-cell>
              <table:table-cell office:value-type="float" office:value="0.199305555555556">
                <text:p>0.199305555555556</text:p>
              </table:table-cell>
              <table:table-cell office:value-type="float" office:value="0.283114171219989">
                <text:p>0.283114171219989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0.325109666548285">
                <text:p>0.325109666548285</text:p>
              </table:table-cell>
              <table:table-cell office:value-type="float" office:value="0.229166666666667">
                <text:p>0.2291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50508911792479">
                <text:p>0.350508911792479</text:p>
              </table:table-cell>
              <table:table-cell office:value-type="float" office:value="0.228846153846153">
                <text:p>0.228846153846153</text:p>
              </table:table-cell>
              <table:table-cell office:value-type="float" office:value="0.299243118643694">
                <text:p>0.299243118643694</text:p>
              </table:table-cell>
              <table:table-cell office:value-type="float" office:value="0.189743589743589">
                <text:p>0.189743589743589</text:p>
              </table:table-cell>
              <table:table-cell office:value-type="float" office:value="0.289767467601547">
                <text:p>0.289767467601547</text:p>
              </table:table-cell>
              <table:table-cell office:value-type="float" office:value="0.18525641025641">
                <text:p>0.18525641025641</text:p>
              </table:table-cell>
              <table:table-cell office:value-type="float" office:value="0.330510164802044">
                <text:p>0.330510164802044</text:p>
              </table:table-cell>
              <table:table-cell office:value-type="float" office:value="0.217307692307692">
                <text:p>0.2173076923076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5408124898214">
                <text:p>0.355408124898214</text:p>
              </table:table-cell>
              <table:table-cell office:value-type="float" office:value="0.217261904761905">
                <text:p>0.217261904761905</text:p>
              </table:table-cell>
              <table:table-cell office:value-type="float" office:value="0.309679927205502">
                <text:p>0.309679927205502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0.296772213944528">
                <text:p>0.296772213944528</text:p>
              </table:table-cell>
              <table:table-cell office:value-type="float" office:value="0.176190476190476">
                <text:p>0.176190476190476</text:p>
              </table:table-cell>
              <table:table-cell office:value-type="float" office:value="0.336686688441803">
                <text:p>0.336686688441803</text:p>
              </table:table-cell>
              <table:table-cell office:value-type="float" office:value="0.206547619047619">
                <text:p>0.2065476190476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61881554849905">
                <text:p>0.361881554849905</text:p>
              </table:table-cell>
              <table:table-cell office:value-type="float" office:value="0.207777777777777">
                <text:p>0.207777777777777</text:p>
              </table:table-cell>
              <table:table-cell office:value-type="float" office:value="0.316826877477453">
                <text:p>0.316826877477453</text:p>
              </table:table-cell>
              <table:table-cell office:value-type="float" office:value="0.176111111111111">
                <text:p>0.176111111111111</text:p>
              </table:table-cell>
              <table:table-cell office:value-type="float" office:value="0.304976579023893">
                <text:p>0.304976579023893</text:p>
              </table:table-cell>
              <table:table-cell office:value-type="float" office:value="0.168888888888889">
                <text:p>0.168888888888889</text:p>
              </table:table-cell>
              <table:table-cell office:value-type="float" office:value="0.347748196378311">
                <text:p>0.347748196378311</text:p>
              </table:table-cell>
              <table:table-cell office:value-type="float" office:value="0.198888888888889">
                <text:p>0.1988888888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8076116007702">
                <text:p>0.368076116007702</text:p>
              </table:table-cell>
              <table:table-cell office:value-type="float" office:value="0.198958333333333">
                <text:p>0.198958333333333</text:p>
              </table:table-cell>
              <table:table-cell office:value-type="float" office:value="0.325040503507575">
                <text:p>0.325040503507575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0.310940749716325">
                <text:p>0.310940749716325</text:p>
              </table:table-cell>
              <table:table-cell office:value-type="float" office:value="0.1625">
                <text:p>0.1625</text:p>
              </table:table-cell>
              <table:table-cell office:value-type="float" office:value="0.356505176113552">
                <text:p>0.356505176113552</text:p>
              </table:table-cell>
              <table:table-cell office:value-type="float" office:value="0.192708333333333">
                <text:p>0.192708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9742782674368">
                <text:p>0.369742782674368</text:p>
              </table:table-cell>
              <table:table-cell office:value-type="float" office:value="0.188725490196078">
                <text:p>0.188725490196078</text:p>
              </table:table-cell>
              <table:table-cell office:value-type="float" office:value="0.329572070855638">
                <text:p>0.329572070855638</text:p>
              </table:table-cell>
              <table:table-cell office:value-type="float" office:value="0.164705882352941">
                <text:p>0.164705882352941</text:p>
              </table:table-cell>
              <table:table-cell office:value-type="float" office:value="0.31372694500252">
                <text:p>0.31372694500252</text:p>
              </table:table-cell>
              <table:table-cell office:value-type="float" office:value="0.154901960784313">
                <text:p>0.154901960784313</text:p>
              </table:table-cell>
              <table:table-cell office:value-type="float" office:value="0.360245255478631">
                <text:p>0.360245255478631</text:p>
              </table:table-cell>
              <table:table-cell office:value-type="float" office:value="0.184313725490196">
                <text:p>0.1843137254901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76583276118123">
                <text:p>0.376583276118123</text:p>
              </table:table-cell>
              <table:table-cell office:value-type="float" office:value="0.18287037037037">
                <text:p>0.18287037037037</text:p>
              </table:table-cell>
              <table:table-cell office:value-type="float" office:value="0.336494218756047">
                <text:p>0.336494218756047</text:p>
              </table:table-cell>
              <table:table-cell office:value-type="float" office:value="0.159722222222222">
                <text:p>0.159722222222222</text:p>
              </table:table-cell>
              <table:table-cell office:value-type="float" office:value="0.323168448547285">
                <text:p>0.323168448547285</text:p>
              </table:table-cell>
              <table:table-cell office:value-type="float" office:value="0.151388888888889">
                <text:p>0.151388888888889</text:p>
              </table:table-cell>
              <table:table-cell office:value-type="float" office:value="0.363822789056165">
                <text:p>0.363822789056165</text:p>
              </table:table-cell>
              <table:table-cell office:value-type="float" office:value="0.176851851851852">
                <text:p>0.1768518518518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84444026478873">
                <text:p>0.384444026478873</text:p>
              </table:table-cell>
              <table:table-cell office:value-type="float" office:value="0.178070175438596">
                <text:p>0.178070175438596</text:p>
              </table:table-cell>
              <table:table-cell office:value-type="float" office:value="0.341724262464352">
                <text:p>0.341724262464352</text:p>
              </table:table-cell>
              <table:table-cell office:value-type="float" office:value="0.154385964912281">
                <text:p>0.154385964912281</text:p>
              </table:table-cell>
              <table:table-cell office:value-type="float" office:value="0.332004427383263">
                <text:p>0.332004427383263</text:p>
              </table:table-cell>
              <table:table-cell office:value-type="float" office:value="0.147368421052631">
                <text:p>0.147368421052631</text:p>
              </table:table-cell>
              <table:table-cell office:value-type="float" office:value="0.3659906634523">
                <text:p>0.3659906634523</text:p>
              </table:table-cell>
              <table:table-cell office:value-type="float" office:value="0.169298245614035">
                <text:p>0.1692982456140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9174561378046">
                <text:p>0.39174561378046</text:p>
              </table:table-cell>
              <table:table-cell office:value-type="float" office:value="0.1725">
                <text:p>0.1725</text:p>
              </table:table-cell>
              <table:table-cell office:value-type="float" office:value="0.348839161454251">
                <text:p>0.348839161454251</text:p>
              </table:table-cell>
              <table:table-cell office:value-type="float" office:value="0.15">
                <text:p>0.15</text:p>
              </table:table-cell>
              <table:table-cell office:value-type="float" office:value="0.335762844891681">
                <text:p>0.335762844891681</text:p>
              </table:table-cell>
              <table:table-cell office:value-type="float" office:value="0.142083333333333">
                <text:p>0.142083333333333</text:p>
              </table:table-cell>
              <table:table-cell office:value-type="float" office:value="0.367207594669231">
                <text:p>0.367207594669231</text:p>
              </table:table-cell>
              <table:table-cell office:value-type="float" office:value="0.162083333333333">
                <text:p>0.16208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97856216141063">
                <text:p>0.397856216141063</text:p>
              </table:table-cell>
              <table:table-cell office:value-type="float" office:value="0.167460317460317">
                <text:p>0.167460317460317</text:p>
              </table:table-cell>
              <table:table-cell office:value-type="float" office:value="0.351269717009807">
                <text:p>0.351269717009807</text:p>
              </table:table-cell>
              <table:table-cell office:value-type="float" office:value="0.143650793650793">
                <text:p>0.143650793650793</text:p>
              </table:table-cell>
              <table:table-cell office:value-type="float" office:value="0.346696463288535">
                <text:p>0.346696463288535</text:p>
              </table:table-cell>
              <table:table-cell office:value-type="float" office:value="0.141269841269841">
                <text:p>0.141269841269841</text:p>
              </table:table-cell>
              <table:table-cell office:value-type="float" office:value="0.372300187261824">
                <text:p>0.372300187261824</text:p>
              </table:table-cell>
              <table:table-cell office:value-type="float" office:value="0.155952380952381">
                <text:p>0.1559523809523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0473012122149">
                <text:p>0.40473012122149</text:p>
              </table:table-cell>
              <table:table-cell office:value-type="float" office:value="0.163636363636364">
                <text:p>0.163636363636364</text:p>
              </table:table-cell>
              <table:table-cell office:value-type="float" office:value="0.359345113835203">
                <text:p>0.359345113835203</text:p>
              </table:table-cell>
              <table:table-cell office:value-type="float" office:value="0.140151515151515">
                <text:p>0.140151515151515</text:p>
              </table:table-cell>
              <table:table-cell office:value-type="float" office:value="0.353130210700543">
                <text:p>0.353130210700543</text:p>
              </table:table-cell>
              <table:table-cell office:value-type="float" office:value="0.138257575757576">
                <text:p>0.138257575757576</text:p>
              </table:table-cell>
              <table:table-cell office:value-type="float" office:value="0.375306139642776">
                <text:p>0.375306139642776</text:p>
              </table:table-cell>
              <table:table-cell office:value-type="float" office:value="0.151136363636364">
                <text:p>0.1511363636363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0598012122149">
                <text:p>0.40598012122149</text:p>
              </table:table-cell>
              <table:table-cell office:value-type="float" office:value="0.157246376811594">
                <text:p>0.157246376811594</text:p>
              </table:table-cell>
              <table:table-cell office:value-type="float" office:value="0.364054108544198">
                <text:p>0.364054108544198</text:p>
              </table:table-cell>
              <table:table-cell office:value-type="float" office:value="0.135869565217391">
                <text:p>0.135869565217391</text:p>
              </table:table-cell>
              <table:table-cell office:value-type="float" office:value="0.36363234745268">
                <text:p>0.36363234745268</text:p>
              </table:table-cell>
              <table:table-cell office:value-type="float" office:value="0.136231884057971">
                <text:p>0.136231884057971</text:p>
              </table:table-cell>
              <table:table-cell office:value-type="float" office:value="0.382525054986692">
                <text:p>0.382525054986692</text:p>
              </table:table-cell>
              <table:table-cell office:value-type="float" office:value="0.147463768115942">
                <text:p>0.1474637681159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13634106728736">
                <text:p>0.413634106728736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0.368885457750547">
                <text:p>0.368885457750547</text:p>
              </table:table-cell>
              <table:table-cell office:value-type="float" office:value="0.131944444444444">
                <text:p>0.131944444444444</text:p>
              </table:table-cell>
              <table:table-cell office:value-type="float" office:value="0.370658026081619">
                <text:p>0.370658026081619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388677652389289">
                <text:p>0.388677652389289</text:p>
              </table:table-cell>
              <table:table-cell office:value-type="float" office:value="0.14375">
                <text:p>0.14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15600196194825">
                <text:p>0.415600196194825</text:p>
              </table:table-cell>
              <table:table-cell office:value-type="float" office:value="0.149">
                <text:p>0.149</text:p>
              </table:table-cell>
              <table:table-cell office:value-type="float" office:value="0.375425954291044">
                <text:p>0.375425954291044</text:p>
              </table:table-cell>
              <table:table-cell office:value-type="float" office:value="0.129666666666666">
                <text:p>0.129666666666666</text:p>
              </table:table-cell>
              <table:table-cell office:value-type="float" office:value="0.376605153632008">
                <text:p>0.376605153632008</text:p>
              </table:table-cell>
              <table:table-cell office:value-type="float" office:value="0.130666666666667">
                <text:p>0.130666666666667</text:p>
              </table:table-cell>
              <table:table-cell office:value-type="float" office:value="0.391257017468654">
                <text:p>0.391257017468654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2280438089901">
                <text:p>0.42280438089901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0.380485478100568">
                <text:p>0.380485478100568</text:p>
              </table:table-cell>
              <table:table-cell office:value-type="float" office:value="0.126602564102564">
                <text:p>0.126602564102564</text:p>
              </table:table-cell>
              <table:table-cell office:value-type="float" office:value="0.379696359811449">
                <text:p>0.379696359811449</text:p>
              </table:table-cell>
              <table:table-cell office:value-type="float" office:value="0.126923076923077">
                <text:p>0.126923076923077</text:p>
              </table:table-cell>
              <table:table-cell office:value-type="float" office:value="0.393484415674313">
                <text:p>0.393484415674313</text:p>
              </table:table-cell>
              <table:table-cell office:value-type="float" office:value="0.13525641025641">
                <text:p>0.135256410256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29550412645042">
                <text:p>0.429550412645042</text:p>
              </table:table-cell>
              <table:table-cell office:value-type="float" office:value="0.141975308641975">
                <text:p>0.141975308641975</text:p>
              </table:table-cell>
              <table:table-cell office:value-type="float" office:value="0.387122683487773">
                <text:p>0.387122683487773</text:p>
              </table:table-cell>
              <table:table-cell office:value-type="float" office:value="0.124691358024691">
                <text:p>0.124691358024691</text:p>
              </table:table-cell>
              <table:table-cell office:value-type="float" office:value="0.382732343435668">
                <text:p>0.382732343435668</text:p>
              </table:table-cell>
              <table:table-cell office:value-type="float" office:value="0.123765432098765">
                <text:p>0.123765432098765</text:p>
              </table:table-cell>
              <table:table-cell office:value-type="float" office:value="0.398286002975901">
                <text:p>0.398286002975901</text:p>
              </table:table-cell>
              <table:table-cell office:value-type="float" office:value="0.131481481481481">
                <text:p>0.1314814814814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31005439100068">
                <text:p>0.431005439100068</text:p>
              </table:table-cell>
              <table:table-cell office:value-type="float" office:value="0.138095238095238">
                <text:p>0.138095238095238</text:p>
              </table:table-cell>
              <table:table-cell office:value-type="float" office:value="0.391626651741741">
                <text:p>0.391626651741741</text:p>
              </table:table-cell>
              <table:table-cell office:value-type="float" office:value="0.12172619047619">
                <text:p>0.12172619047619</text:p>
              </table:table-cell>
              <table:table-cell office:value-type="float" office:value="0.383789106720692">
                <text:p>0.383789106720692</text:p>
              </table:table-cell>
              <table:table-cell office:value-type="float" office:value="0.119940476190476">
                <text:p>0.119940476190476</text:p>
              </table:table-cell>
              <table:table-cell office:value-type="float" office:value="0.402174383114281">
                <text:p>0.402174383114281</text:p>
              </table:table-cell>
              <table:table-cell office:value-type="float" office:value="0.12827380952381">
                <text:p>0.128273809523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32533216877846">
                <text:p>0.432533216877846</text:p>
              </table:table-cell>
              <table:table-cell office:value-type="float" office:value="0.133908045977012">
                <text:p>0.133908045977012</text:p>
              </table:table-cell>
              <table:table-cell office:value-type="float" office:value="0.396129960311546">
                <text:p>0.396129960311546</text:p>
              </table:table-cell>
              <table:table-cell office:value-type="float" office:value="0.119540229885058">
                <text:p>0.119540229885058</text:p>
              </table:table-cell>
              <table:table-cell office:value-type="float" office:value="0.388681783488369">
                <text:p>0.388681783488369</text:p>
              </table:table-cell>
              <table:table-cell office:value-type="float" office:value="0.117816091954023">
                <text:p>0.117816091954023</text:p>
              </table:table-cell>
              <table:table-cell office:value-type="float" office:value="0.403232075421973">
                <text:p>0.403232075421973</text:p>
              </table:table-cell>
              <table:table-cell office:value-type="float" office:value="0.124425287356322">
                <text:p>0.1244252873563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39646312115941">
                <text:p>0.439646312115941</text:p>
              </table:table-cell>
              <table:table-cell office:value-type="float" office:value="0.131944444444444">
                <text:p>0.131944444444444</text:p>
              </table:table-cell>
              <table:table-cell office:value-type="float" office:value="0.39947729924712">
                <text:p>0.39947729924712</text:p>
              </table:table-cell>
              <table:table-cell office:value-type="float" office:value="0.116388888888889">
                <text:p>0.116388888888889</text:p>
              </table:table-cell>
              <table:table-cell office:value-type="float" office:value="0.392735507542093">
                <text:p>0.392735507542093</text:p>
              </table:table-cell>
              <table:table-cell office:value-type="float" office:value="0.115">
                <text:p>0.115</text:p>
              </table:table-cell>
              <table:table-cell office:value-type="float" office:value="0.404303503993402">
                <text:p>0.404303503993402</text:p>
              </table:table-cell>
              <table:table-cell office:value-type="float" office:value="0.120833333333333">
                <text:p>0.1208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